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4.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9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6.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svg:stroke-color="#000000" draw:marker-start="Arrow" draw:marker-start-width="0.3cm" draw:marker-end="Diamond_20_unfilled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dash" draw:stroke-dash="Fine_20_Dashed" svg:stroke-color="#000000" draw:marker-start="Short_20_line_20_Arrow" draw:marker-start-width="0.3cm" draw:marker-end="" draw:marker-end-width="0.3cm" draw:textarea-vertical-align="middle"/>
    </style:style>
    <style:style style:name="gr15" style:family="graphic" style:parent-style-name="standard">
      <style:graphic-properties svg:stroke-color="#000000" draw:marker-start="Triangle_20_unfilled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000000" draw:marker-start="" draw:marker-start-width="0.3cm" draw:marker-end="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cc" draw:opacity="30%" draw:textarea-horizontal-align="center" draw:textarea-vertical-align="middle" draw:auto-grow-height="false" draw:fit-to-size="false" style:shrink-to-fit="false" fo:min-height="0.941cm" fo:min-width="6.9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3.506cm"/>
      <style:paragraph-properties style:writing-mode="lr-tb"/>
    </style:style>
    <style:style style:name="pr4" style:family="presentation" style:parent-style-name="Midnightblue-outline1">
      <style:graphic-properties fo:min-height="11.929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auto-grow-height="true" fo:min-height="2.663cm"/>
      <style:paragraph-properties style:writing-mode="lr-tb"/>
    </style:style>
    <style:style style:name="pr7" style:family="presentation" style:parent-style-name="Midnightblue-title">
      <style:graphic-properties fo:min-height="4.633cm"/>
      <style:paragraph-properties style:writing-mode="lr-tb"/>
    </style:style>
    <style:style style:name="pr8" style:family="presentation" style:parent-style-name="Midnightblue-title">
      <style:graphic-properties fo:min-height="2.413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_5f_-title">
      <style:graphic-properties fo:min-height="4.633cm"/>
      <style:paragraph-properties style:writing-mode="lr-tb"/>
    </style:style>
    <style:style style:name="pr11" style:family="presentation" style:parent-style-name="Midnightblue_5f_-outline1">
      <style:graphic-properties fo:min-height="11.929cm"/>
      <style:paragraph-properties style:writing-mode="lr-tb"/>
    </style:style>
    <style:style style:name="pr12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21cm" style:use-optimal-column-width="false"/>
    </style:style>
    <style:style style:name="co2" style:family="table-column">
      <style:table-column-properties style:column-width="4.799cm" style:use-optimal-column-width="false"/>
    </style:style>
    <style:style style:name="co3" style:family="table-column">
      <style:table-column-properties style:column-width="4.798cm" style:use-optimal-column-width="false"/>
    </style:style>
    <style:style style:name="ro1" style:family="table-row">
      <style:table-row-properties style:row-height="3.532cm" style:use-optimal-row-height="false"/>
    </style:style>
    <style:style style:name="ro2" style:family="table-row">
      <style:table-row-properties style:row-height="2.628cm" style:use-optimal-row-height="false"/>
    </style:style>
    <style:style style:name="ro3" style:family="table-row">
      <style:table-row-properties style:row-height="3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3333" loext:opacity="100%" fo:font-size="60pt" fo:font-weight="bold" style:font-size-asian="60pt" style:font-weight-asian="bold" style:font-size-complex="60pt" style:font-weight-complex="600" style:text-scale="100%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color="#00cc00" loext:opacity="100%" fo:font-size="60pt" style:font-size-asian="28pt" style:font-size-complex="28pt" style:text-scale="100%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cccccc" draw:opacity="3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style:use-window-font-color="true" loext:opacity="0%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ff3333" loext:opacity="100%" fo:font-size="60pt" fo:font-weight="bold" style:font-size-asian="60pt" style:font-weight-asian="bold" style:font-size-complex="60pt" style:font-weight-complex="600" style:text-scale="100%"/>
    </style:style>
    <style:style style:name="T6" style:family="text">
      <style:text-properties fo:color="#00cc00" loext:opacity="100%" fo:font-size="60pt" fo:font-weight="bold" style:font-size-asian="28pt" style:font-weight-asian="bold" style:font-size-complex="28pt" style:font-weight-complex="600" style:text-scale="100%"/>
    </style:style>
    <style:style style:name="T7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600" style:text-emphasize="none" style:text-scale="100%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cm" svg:y="7.846cm" presentation:class="title" presentation:user-transformed="true">
          <draw:text-box>
            <text:p><text:span text:style-name="T1">Reusable and modular code</text:span></text:p>
          </draw:text-box>
        </draw:frame>
        <draw:frame draw:style-name="gr1" draw:text-style-name="P2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Some key rules for better code</text:p>
          </draw:text-box>
        </draw:frame>
        <draw:frame presentation:style-name="pr4" draw:text-style-name="P1" draw:layer="layout" svg:width="26cm" svg:height="13.887cm" svg:x="1.4cm" svg:y="4.913cm" presentation:class="outline" presentation:user-transformed="true">
          <draw:text-box>
            <text:list text:style-name="L2">
              <text:list-item>
                <text:p>Take care of object state</text:p>
                <text:list>
                  <text:list-item>
                    <text:p>Prefer immutable as much as possible</text:p>
                  </text:list-item>
                  <text:list-item>
                    <text:p>Use ‘final’ keyword</text:p>
                  </text:list-item>
                  <text:list-item>
                    <text:p>Assignments are never harmless</text:p>
                  </text:list-item>
                </text:list>
              </text:list-item>
              <text:list-item>
                <text:p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>Factories (or builder)</text:p>
                <text:list>
                  <text:list-item>
                    <text:p>Only them are allowed to create object instances (use new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.663cm" svg:x="1cm" svg:y="0.837cm" presentation:class="title">
          <draw:text-box>
            <text:p>Some real case study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Let’s refactor some errors found in production code</text:p>
                <text:list>
                  <text:list-item>
                    <text:p>Using previous rules</text:p>
                  </text:list-item>
                  <text:list-item>
                    <text:p>Refacto1</text:p>
                    <text:list>
                      <text:list-item>
                        <text:p>Encapsulation breaking with unnecessary setters</text:p>
                      </text:list-item>
                      <text:list-item>
                        <text:p>Ensure correct object initialization with constructor</text:p>
                      </text:list-item>
                      <text:list-item>
                        <text:p>Communicate intent with Optional (avoid null for initialization - ambiguou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199cm" svg:height="14.2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>Refacto2</text:p>
                    <text:list>
                      <text:list-item>
                        <text:p>Avoid in out parameters</text:p>
                      </text:list-item>
                      <text:list-item>
                        <text:p>Functions return value and do not modifiy object state</text:p>
                        <text:list>
                          <text:list-item>
                            <text:p>INPUT - PROCESS - OUTPUT</text:p>
                          </text:list-item>
                        </text:list>
                      </text:list-item>
                      <text:list-item>
                        <text:p>Procedure modify state and do not compute anything (information about mutation could be returned)</text:p>
                        <text:p/>
                      </text:list-item>
                      <text:list-item>
                        <text:p>Assignment is a serious busin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4.633cm" svg:x="1.4cm" svg:y="0.274cm" presentation:class="title" presentation:user-transformed="true">
          <draw:text-box>
            <text:p>Reusable and modular cod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Code reuse</text:p>
                <text:list>
                  <text:list-item>
                    <text:p>is not copy-paste</text:p>
                  </text:list-item>
                  <text:list-item>
                    <text:p>is allowed by</text:p>
                    <text:list>
                      <text:list-item>
                        <text:p>definition of abstraction</text:p>
                      </text:list-item>
                      <text:list-item>
                        <text:p>dependency injection</text:p>
                      </text:list-item>
                    </text:list>
                    <text:p/>
                  </text:list-item>
                  <text:list-item>
                    <text:p>See refact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Difficulties with modular architecture</text:p>
          </draw:text-box>
        </draw:frame>
        <draw:line draw:style-name="gr3" draw:text-style-name="P5" draw:layer="layout" svg:x1="11.4cm" svg:y1="4.6cm" svg:x2="11.4cm" svg:y2="19.8cm">
          <text:p/>
        </draw:line>
        <draw:custom-shape draw:style-name="gr4" draw:text-style-name="P7" draw:layer="layout" svg:width="4.8cm" svg:height="1.4cm" svg:x="0.4cm" svg:y="13.4cm">
          <text:p text:style-name="P6">ConditionHol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4cm" svg:x="3.4cm" svg:y="9.7cm">
          <text:p text:style-name="P6">MyProcesso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.4cm" svg:x="6cm" svg:y="13.4cm">
          <text:p text:style-name="P6">ObjectToProces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4.8cm" svg:height="1.4cm" svg:x="12.2cm" svg:y="7.8cm">
          <text:p text:style-name="P6">ConditionHol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cm" svg:height="1.4cm" svg:x="20.4cm" svg:y="10.4cm">
          <text:p text:style-name="P6">My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cm" svg:height="1.4cm" svg:x="22.5cm" svg:y="13.2cm">
          <text:p text:style-name="P6">ObjectToProces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6.2cm" svg:height="1.4cm" svg:x="12.2cm" svg:y="10.4cm">
          <text:p text:style-name="P6">MyProcessorFactory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cm" svg:height="1.4cm" svg:x="16.9cm" svg:y="13.2cm">
          <text:p text:style-name="P6">ISubProcessor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6cm" svg:height="1.4cm" svg:x="19.2cm" svg:y="16.6cm">
          <text:p text:style-name="P6">SecondSubProcesso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cm" svg:height="1.4cm" svg:x="12.2cm" svg:y="16.6cm">
          <text:p text:style-name="P6">FirstSubProcessor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0.531cm" svg:height="1.673cm" svg:x="14.669cm" svg:y="4.927cm">
          <draw:text-box>
            <text:p>Modular architecture</text:p>
            <text:p>Application wiring could be complex</text:p>
          </draw:text-box>
        </draw:frame>
        <draw:line draw:style-name="gr12" draw:text-style-name="P8" draw:layer="layout" svg:x1="3.906cm" svg:y1="13.405cm" svg:x2="3.906cm" svg:y2="11.095cm">
          <text:p/>
        </draw:line>
        <draw:line draw:style-name="gr12" draw:text-style-name="P8" draw:layer="layout" svg:x1="7.1cm" svg:y1="13.405cm" svg:x2="7.1cm" svg:y2="11.096cm">
          <text:p/>
        </draw:line>
        <draw:frame draw:style-name="gr13" draw:text-style-name="P2" draw:layer="layout" svg:width="6.8cm" svg:height="0.962cm" svg:x="2cm" svg:y="4.927cm">
          <draw:text-box>
            <text:p>Basic implementation</text:p>
          </draw:text-box>
        </draw:frame>
        <draw:line draw:style-name="gr12" draw:text-style-name="P8" draw:layer="layout" svg:x1="23.5cm" svg:y1="13.207cm" svg:x2="23.5cm" svg:y2="11.793cm">
          <text:p/>
        </draw:line>
        <draw:line draw:style-name="gr14" draw:text-style-name="P8" draw:layer="layout" svg:x1="13.9cm" svg:y1="9.192cm" svg:x2="13.9cm" svg:y2="10.409cm">
          <text:p/>
        </draw:line>
        <draw:line draw:style-name="gr12" draw:text-style-name="P8" draw:layer="layout" svg:x1="21cm" svg:y1="13.2cm" svg:x2="21cm" svg:y2="11.786cm">
          <text:p/>
        </draw:line>
        <draw:line draw:style-name="gr14" draw:text-style-name="P8" draw:layer="layout" svg:x1="12.7cm" svg:y1="16.602cm" svg:x2="12.7cm" svg:y2="11.798cm">
          <text:p/>
        </draw:line>
        <draw:line draw:style-name="gr15" draw:text-style-name="P8" draw:layer="layout" svg:x1="20.1cm" svg:y1="14.595cm" svg:x2="20.1cm" svg:y2="16.605cm">
          <text:p/>
        </draw:line>
        <draw:line draw:style-name="gr14" draw:text-style-name="P8" draw:layer="layout" svg:x1="21.4cm" svg:y1="16.6cm" svg:x2="21.4cm" svg:y2="15.8cm">
          <text:p/>
        </draw:line>
        <draw:line draw:style-name="gr15" draw:text-style-name="P8" draw:layer="layout" svg:x1="17.3cm" svg:y1="14.6cm" svg:x2="17.3cm" svg:y2="16.61cm">
          <text:p/>
        </draw:line>
        <draw:line draw:style-name="gr14" draw:text-style-name="P8" draw:layer="layout" svg:x1="20.4cm" svg:y1="11.2cm" svg:x2="18.4cm" svg:y2="11.2cm">
          <text:p/>
        </draw:line>
        <draw:frame draw:style-name="gr16" draw:text-style-name="P9" draw:layer="layout" svg:width="2.098cm" svg:height="0.645cm" svg:x="18.356cm" svg:y="10.455cm">
          <draw:text-box>
            <text:p><text:span text:style-name="T2">instantiate</text:span></text:p>
          </draw:text-box>
        </draw:frame>
        <draw:line draw:style-name="gr17" draw:text-style-name="P8" draw:layer="layout" svg:x1="12.701cm" svg:y1="15.86cm" svg:x2="21.4cm" svg:y2="15.86cm">
          <text:p/>
        </draw:line>
        <draw:frame draw:style-name="gr16" draw:text-style-name="P9" draw:layer="layout" svg:width="2.098cm" svg:height="0.645cm" svg:x="12.802cm" svg:y="15.1cm">
          <draw:text-box>
            <text:p><text:span text:style-name="T2">instantiate</text:span></text:p>
          </draw:text-box>
        </draw:frame>
        <draw:frame draw:style-name="gr18" draw:text-style-name="P9" draw:layer="layout" svg:width="1.069cm" svg:height="0.645cm" svg:x="13.902cm" svg:y="9.7cm">
          <draw:text-box>
            <text:p><text:span text:style-name="T2">u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10" draw:text-style-name="P1" draw:layer="layout" svg:width="25.199cm" svg:height="4.633cm" svg:x="1.4cm" svg:y="0.274cm" presentation:class="title" presentation:user-transformed="true">
          <draw:text-box>
            <text:p>Simplest case of wiring</text:p>
          </draw:text-box>
        </draw:frame>
        <draw:frame presentation:style-name="pr11" draw:text-style-name="P1" draw:layer="layout" svg:width="26cm" svg:height="14cm" svg:x="1cm" svg:y="5.5cm" presentation:class="outline">
          <draw:text-box>
            <text:list text:style-name="L2">
              <text:list-item>
                <text:p>Separation of interface and implementation</text:p>
              </text:list-item>
              <text:list-item>
                <text:p>Separation of responsibility</text:p>
                <text:list>
                  <text:list-item>
                    <text:p>Business logic</text:p>
                  </text:list-item>
                  <text:list-item>
                    <text:p>Application wiring</text:p>
                    <text:p/>
                  </text:list-item>
                  <text:list-item>
                    <text:p>See refacto4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mplementation strategi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ginning with a modular architecture ?</text:p>
              </text:list-item>
              <text:list-item>
                <text:p>Beginning with a basic implementation and evolve to a modular architecture when needed</text:p>
                <text:p/>
              </text:list-item>
              <text:list-item>
                <text:p>More on that later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Building testable code and test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OLID principles</text:p>
                <text:list>
                  <text:list-item>
                    <text:p>Open/closed principle</text:p>
                  </text:list-item>
                  <text:list-item>
                    <text:p>Dependency inversion principle</text:p>
                  </text:list-item>
                  <text:list-item>
                    <text:p>(Download articles in ‘references’ section of Wikipedia article: SOLI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Code organization (for java)</text:p>
          </draw:text-box>
        </draw:frame>
        <draw:frame presentation:style-name="pr4" draw:text-style-name="P1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See organizations example</text:p>
              </text:list-item>
            </text:list>
          </draw:text-box>
        </draw:frame>
        <draw:frame draw:style-name="standard" draw:layer="layout" svg:width="24.404cm" svg:height="12.369cm" svg:x="1.594cm" svg:y="6.64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lightblue3">
              <table:table-cell/>
              <table:table-cell>
                <text:p><text:span text:style-name="T3">Dedicated implementation and factory classes</text:span></text:p>
              </table:table-cell>
              <table:table-cell>
                <text:p><text:span text:style-name="T3">Factory as nested class in implementation class</text:span></text:p>
              </table:table-cell>
              <table:table-cell>
                <text:p><text:span text:style-name="T4">Class that hold every factories in </text:span><text:span text:style-name="T3">package</text:span></text:p>
              </table:table-cell>
              <table:table-cell>
                <text:p><text:span text:style-name="T3">Factory on top with nested private implementation</text:span></text:p>
              </table:table-cell>
            </table:table-row>
            <table:table-row table:style-name="ro2" table:default-cell-style-name="ce2">
              <table:table-cell table:style-name="lightblue3">
                <text:p><text:span text:style-name="T3">Compacity</text:span></text:p>
              </table:table-cell>
              <table:table-cell table:style-name="ce1">
                <text:p text:style-name="P8"><text:span text:style-name="T5">--</text:span></text:p>
              </table:table-cell>
              <table:table-cell>
                <text:p text:style-name="P8"><text:span text:style-name="T6">++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7">+</text:span><text:span text:style-name="T6">+</text:span></text:p>
              </table:table-cell>
            </table:table-row>
            <table:table-row table:style-name="ro3" table:default-cell-style-name="ce2">
              <table:table-cell table:style-name="lightblue3">
                <text:p><text:span text:style-name="T3">Implementation class hidden</text:span></text:p>
              </table:table-cell>
              <table:table-cell table:style-name="ce3">
                <text:p text:style-name="P8"><text:span text:style-name="T6">++</text:span></text:p>
              </table:table-cell>
              <table:table-cell>
                <text:p text:style-name="P8"><text:span text:style-name="T5">--</text:span></text:p>
              </table:table-cell>
              <table:table-cell>
                <text:p text:style-name="P8"><text:span text:style-name="T6">++</text:span></text:p>
              </table:table-cell>
              <table:table-cell>
                <text:p text:style-name="P8"><text:span text:style-name="T7">+</text:span><text:span text:style-name="T6">+</text:span></text:p>
              </table:table-cell>
            </table:table-row>
            <table:table-row table:style-name="ro3" table:default-cell-style-name="ce2">
              <table:table-cell table:style-name="lightblue3">
                <text:p><text:span text:style-name="T3">Code change synchronization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6">++</text:span></text:p>
              </table:table-cell>
              <table:table-cell>
                <text:p text:style-name="P8"><text:span text:style-name="T5">-</text:span></text:p>
              </table:table-cell>
              <table:table-cell>
                <text:p text:style-name="P8"><text:span text:style-name="T7">+</text:span><text:span text:style-name="T6">+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9" draw:text-style-name="P12" draw:layer="layout" svg:width="7.4cm" svg:height="1.2cm" draw:transform="rotate (1.22173047639603) translate (21.741cm 17.954cm)">
          <text:p text:style-name="P11"><text:span text:style-name="T8">WIRED</text:span></text:p>
          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ffffff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21" style:family="paragraph">
      <style:paragraph-properties fo:text-align="center" style:writing-mode="lr-tb"/>
      <style:text-properties fo:color="#ffffff" loext:opacity="100%"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23" style:family="paragraph">
      <style:paragraph-properties fo:text-align="end" style:writing-mode="lr-tb"/>
      <style:text-properties fo:color="#ffffff" loext:opacity="100%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25" style:family="paragraph">
      <style:paragraph-properties style:writing-mode="lr-tb"/>
      <style:text-properties fo:font-size="14pt"/>
    </style:style>
    <style:style style:name="MP26" style:family="paragraph">
      <loext:graphic-properties draw:fill="none" draw:fill-color="#ffffff"/>
      <style:paragraph-properties style:writing-mode="lr-tb"/>
      <style:text-properties fo:font-size="14pt"/>
    </style:style>
    <style:style style:name="MP27" style:family="paragraph">
      <style:paragraph-properties fo:text-align="end" style:writing-mode="lr-tb"/>
      <style:text-properties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ffffff" loext:opacity="100%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8" draw:layer="backgroundobjects" svg:width="28cm" svg:height="2.152cm" svg:x="0cm" svg:y="18.906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9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7" draw:text-style-name="MP18" draw:layer="backgroundobjects" svg:width="28cm" svg:height="1.2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6" draw:layer="backgroundobjects" svg:width="9.113cm" svg:height="1.484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3cm" svg:height="1.484cm" svg:x="11.886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3cm" svg:height="1.484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3cm" svg:height="1.484cm" svg:x="11.886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21:41:06.661469517</meta:creation-date>
    <dc:date>2022-01-13T22:19:17.035370867</dc:date>
    <meta:editing-duration>PT5H53M43S</meta:editing-duration>
    <meta:editing-cycles>50</meta:editing-cycles>
    <meta:generator>LibreOffice/7.0.4.2$Linux_X86_64 LibreOffice_project/00$Build-2</meta:generator>
    <meta:document-statistic meta:object-count="136"/>
  </office:meta>
</office:document-meta>
</file>